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a57ab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Honey-Lime Chicken Salad with Tomato and <text:span text:style-name="T3">Avocado</text:span></text:p>
      <text:p text:style-name="P2"/>
      <text:p text:style-name="P2">Prep Time: <text:s/>30 minutes</text:p>
      <text:p text:style-name="P2">Marinating time: <text:s/>1-2 hours</text:p>
      <text:p text:style-name="P2">Grilling time: <text:s/>10-12 minutes</text:p>
      <text:p text:style-name="P2"/>
      <text:p text:style-name="P2">Marinade:</text:p>
      <text:p text:style-name="P2">3 tablespoons fresh lime juice</text:p>
      <text:p text:style-name="P2">3 tablespoons vegetable oil</text:p>
      <text:p text:style-name="P2">1 tablespoon honey</text:p>
      <text:p text:style-name="P2">½ teaspoon kosher salt</text:p>
      <text:p text:style-name="P2">½ teaspoon granulated garlic (garlic powder)</text:p>
      <text:p text:style-name="P2">¼ teaspoon freshly ground black pepper</text:p>
      <text:p text:style-name="P2">¼ teaspoon ground cayenne pepper</text:p>
      <text:p text:style-name="P2"/>
      <text:p text:style-name="P2">4 boneless, skinless chicken breasts, 6-8 ounces each</text:p>
      <text:p text:style-name="P2"/>
      <text:p text:style-name="P2">2 ripe Hass avocados</text:p>
      <text:p text:style-name="P2">1 tablespoon fresh lime juice</text:p>
      <text:p text:style-name="P2">1 pint cherry tomatoes, cut into halves (or quarters if large)</text:p>
      <text:p text:style-name="P2">2 tablespoons chives, chopped</text:p>
      <text:p text:style-name="P2"/>
      <text:list xml:id="list540686482447269539" text:style-name="L1">
        <text:list-item>
          <text:p text:style-name="P5">In a small bowl whisk the marinade ingredients until the honey is dissolved.</text:p>
        </text:list-item>
        <text:list-item>
          <text:p text:style-name="P5">Place the chicken in a large, resealable plastic bag and pour in the marinade. <text:s/>Press the air out of the bag and seal tightly. <text:s/>Turn the bag to distribute the marinade. <text:s/>Place the bag in a bowl and refrigerate for 1-2 hours turning occasionally.</text:p>
        </text:list-item>
        <text:list-item>
          <text:p text:style-name="P5">Remove the chicken from the bag and discard the marinade. <text:s/>Grill over <text:span text:style-name="T1">direct medium heat (350-450) </text:span><text:span text:style-name="T2"><text:s/>until the juices run clear and the meat is no longer pink in the center, 10-12 minutes, turning once. <text:s/>Keep the lid closed as much as possible during the grilling. Remove from the grill and let rest for 2 to 3 minutes before cutting into ½ inch pieces.</text:span></text:p>
        </text:list-item>
        <text:list-item>
          <text:p text:style-name="P6">Cut the avocado into ½ inch pieces. <text:s/>Immediately put the avocado in a large mixing bowl and toss with lime juice. <text:s/>Add the chicken, tomatoes and chives. <text:s/>Salt and pepper to taste.</text:p>
          <text:p text:style-name="P6">Serve at room temperature or slightly chilled.</text:p>
        </text:list-item>
      </text:list>
      <text:p text:style-name="P4"/>
      <text:p text:style-name="P4">Makes 4-6 servings.</text:p>
      <text:p text:style-name="P4"/>
      <text:p text:style-name="P4">**We only used 3 chicken breasts and, but used 3 avocados. <text:s/>We grilled the chicken a day ahead and it was well chilled. <text:s/></text:p>
      <text:p text:style-name="P4"/>
      <text:p text:style-name="P3">Grilling Tip: <text:s/><text:span text:style-name="T2">Since the marinade contains honey, watch for flare-ups. <text:s/>If they occur, move the chicken breasts over indirect heat until the flames subsi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3-10T18:23:06</meta:creation-date>
    <dc:date>2015-10-16T12:20:19.322012417</dc:date>
    <meta:print-date>2008-03-14T10:29:55</meta:print-date>
    <meta:editing-cycles>4</meta:editing-cycles>
    <meta:editing-duration>PT1H34M1S</meta:editing-duration>
    <meta:document-statistic meta:table-count="0" meta:image-count="0" meta:object-count="0" meta:page-count="1" meta:paragraph-count="25" meta:word-count="299" meta:character-count="1744" meta:non-whitespace-character-count="1454"/>
    <meta:user-defined meta:name="Info 1"/>
    <meta:user-defined meta:name="Info 2"/>
    <meta:user-defined meta:name="Info 3"/>
    <meta:user-defined meta:name="Info 4"/>
  </office:meta>
</office:document-meta>
</file>